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ArrayTest_date_private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ToArrayTest_date_private.test_date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Test_date_private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ToArrayTest_date_private.test_dat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